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office:value-type="string">
            <text:p>Prio</text:p>
          </table:table-cell>
          <table:table-cell office:value-type="string">
            <text:p>Topic</text:p>
          </table:table-cell>
          <table:table-cell office:value-type="string">
            <text:p>Gemeldet vo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rtikelpreis &gt; 999 abfangen; keine Begrenzung des Preises</text:p>
          </table:table-cell>
          <table:table-cell office:value-type="string">
            <text:p>Birgi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ussfelder mit * Kennzeichnen oder Info: Alle Felder sind Mussfelder</text:p>
          </table:table-cell>
          <table:table-cell office:value-type="string">
            <text:p>Birgi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nutzer suchen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nutzer in Listenübersicht anzeigen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SS-Styles löschen wegen IE Problem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Erfasste Artikel in Artikelerfassung anzeigen</text:p>
          </table:table-cell>
          <table:table-cell office:value-type="string">
            <text:p>Birgit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Unsicher, ob Korbfarbe gespeichert wurde</text:p>
          </table:table-cell>
          <table:table-cell table:style-name="ce1" office:value-type="string">
            <text:p>Simon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ssword übersetzen</text:p>
          </table:table-cell>
          <table:table-cell office:value-type="string">
            <text:p>Tin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ssword digest unterdrücken</text:p>
          </table:table-cell>
          <table:table-cell office:value-type="string">
            <text:p>Birgi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sswortbestätigung Übersetzung</text:p>
          </table:table-cell>
          <table:table-cell office:value-type="string">
            <text:p>Birgit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Eigene Schaltfläche 'abmelden'</text:p>
          </table:table-cell>
          <table:table-cell table:style-name="ce1" office:value-type="string">
            <text:p>Bernd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LZ-Eingabe sucht automatisch den Ort</text:p>
          </table:table-cell>
          <table:table-cell office:value-type="string">
            <text:p>Birgi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heckbox für Neuigkeiten vor Zeile</text:p>
          </table:table-cell>
          <table:table-cell office:value-type="string">
            <text:p>Birgi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iste freigeben. Beim Freigeben alle Artikel löschen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hange im Profil um das Avatar zu ändern</text:p>
          </table:table-cell>
          <table:table-cell office:value-type="string">
            <text:p>Tina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ie csv-Datei in tmp-Verzeichnis speichern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sv-Dateien löschen wenn gesendet wurde</text:p>
          </table:table-cell>
          <table:table-cell/>
        </table:table-row>
        <table:table-row table:style-name="ro2">
          <table:table-cell table:style-name="ce2"/>
          <table:table-cell table:style-name="ce2" office:value-type="string">
            <text:p>Kennwort bei Änderung des Profils</text:p>
          </table:table-cell>
          <table:table-cell table:style-name="ce2" office:value-type="string">
            <text:p>Birgit</text:p>
          </table:table-cell>
        </table:table-row>
        <table:table-row table:style-name="ro2">
          <table:table-cell table:style-name="ce2"/>
          <table:table-cell table:style-name="ce2" office:value-type="string">
            <text:p>Vergessenes Kennwort zurücksetzen</text:p>
          </table:table-cell>
          <table:table-cell table:style-name="ce2" office:value-type="string">
            <text:p>Birgit</text:p>
          </table:table-cell>
        </table:table-row>
        <table:table-row table:style-name="ro2">
          <table:table-cell table:style-name="ce2"/>
          <table:table-cell table:style-name="ce2" office:value-type="string">
            <text:p>Wusste nicht wie Liste abzuschließen ist</text:p>
          </table:table-cell>
          <table:table-cell table:style-name="ce2" office:value-type="string">
            <text:p>Simone</text:p>
          </table:table-cell>
        </table:table-row>
        <table:table-row table:style-name="ro2">
          <table:table-cell table:style-name="ce2"/>
          <table:table-cell table:style-name="ce2" office:value-type="string">
            <text:p>Listen verschicken - mit Info Liste verschickt am …....</text:p>
          </table:table-cell>
          <table:table-cell table:style-name="ce2" office:value-type="string">
            <text:p>Simone</text:p>
          </table:table-cell>
        </table:table-row>
        <table:table-row table:style-name="ro2">
          <table:table-cell table:style-name="ce2"/>
          <table:table-cell table:style-name="ce2" office:value-type="string">
            <text:p>Artikelnummer ändert sich bei Änderung des Artikels</text:p>
          </table:table-cell>
          <table:table-cell table:style-name="ce2" office:value-type="string">
            <text:p>Tina</text:p>
          </table:table-cell>
        </table:table-row>
        <table:table-row table:style-name="ro2">
          <table:table-cell table:style-name="ce2"/>
          <table:table-cell table:style-name="ce2" office:value-type="string">
            <text:p>Wenn Liste voll ist Schaltfläche “nächster Artikel nicht anzeigen”</text:p>
          </table:table-cell>
          <table:table-cell table:style-name="ce2" office:value-type="string">
            <text:p>Tina</text:p>
          </table:table-cell>
        </table:table-row>
        <table:table-row table:style-name="ro2">
          <table:table-cell table:style-name="ce2"/>
          <table:table-cell table:style-name="ce2" office:value-type="string">
            <text:p>Reihenfolge der Artikel Etiketten</text:p>
          </table:table-cell>
          <table:table-cell table:style-name="ce2" office:value-type="string">
            <text:p>Tina</text:p>
          </table:table-cell>
        </table:table-row>
        <table:table-row table:style-name="ro4">
          <table:table-cell table:style-name="ce2"/>
          <table:table-cell table:style-name="ce2"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table:style-name="ce2" office:value-type="string">
            <text:p>Amanda</text:p>
          </table:table-cell>
        </table:table-row>
        <table:table-row table:style-name="ro2">
          <table:table-cell table:style-name="ce2"/>
          <table:table-cell table:style-name="ce2" office:value-type="string">
            <text:p>Infotexte von Deiner Besten eingeben, Termine, etc.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Preis 1,5 soll 1,50 sein</text:p>
          </table:table-cell>
          <table:table-cell table:style-name="ce2" office:value-type="string">
            <text:p>Tina</text:p>
          </table:table-cell>
        </table:table-row>
        <table:table-row table:style-name="ro2">
          <table:table-cell table:style-name="ce2"/>
          <table:table-cell table:style-name="ce2" office:value-type="string">
            <text:p>Deutschland im Profil vorbelegen</text:p>
          </table:table-cell>
          <table:table-cell table:style-name="ce2" office:value-type="string">
            <text:p>Birgit</text:p>
          </table:table-cell>
        </table:table-row>
        <table:table-row table:style-name="ro2">
          <table:table-cell table:style-name="ce2"/>
          <table:table-cell table:style-name="ce2" office:value-type="string">
            <text:p>Auf der Home Page fehlen zwei Kommas</text:p>
          </table:table-cell>
          <table:table-cell table:style-name="ce2" office:value-type="string">
            <text:p>Tina</text:p>
          </table:table-cell>
        </table:table-row>
        <table:table-row table:style-name="ro2">
          <table:table-cell table:style-name="ce2"/>
          <table:table-cell table:style-name="ce2" office:value-type="string">
            <text:p>Bei Artikel erfassen Links 'zurück', 'Listen und Etiketten drucken', 'Hauptmenü'</text:p>
          </table:table-cell>
          <table:table-cell table:style-name="ce2" office:value-type="string">
            <text:p>Bernd</text:p>
          </table:table-cell>
        </table:table-row>
        <table:table-row table:style-name="ro2">
          <table:table-cell table:style-name="ce2"/>
          <table:table-cell table:style-name="ce2" office:value-type="string">
            <text:p>Erstelle Artikel in Speichere Artikel umbenennen</text:p>
          </table:table-cell>
          <table:table-cell table:style-name="ce2" office:value-type="string">
            <text:p>Birgit</text:p>
          </table:table-cell>
        </table:table-row>
        <table:table-row table:style-name="ro2">
          <table:table-cell table:style-name="ce2"/>
          <table:table-cell table:style-name="ce2" office:value-type="string">
            <text:p>In der User Page unter dem Button 'Artikel eingeben', 'Liste drucken', 'Etiketten drucken'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'Liste drucken' und 'Etiketten drucken' Links erst wenn Liste verschickt wurde</text:p>
          </table:table-cell>
          <table:table-cell table:style-name="ce2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3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7-22T22:59:48</dc:date>
    <dc:creator>Pierre Sugar</dc:creator>
    <meta:editing-duration>P5DT3H46M34S</meta:editing-duration>
    <meta:editing-cycles>8</meta:editing-cycles>
    <meta:generator>LibreOffice/3.5$Linux_X86_64 LibreOffice_project/350m1$Build-2</meta:generator>
    <meta:printed-by>Pierre Sugar</meta:printed-by>
    <meta:print-date>2013-07-16T20:38:53</meta:print-date>
    <meta:document-statistic meta:table-count="3" meta:cell-count="77" meta:object-count="0"/>
  </office:meta>
</office:document-meta>
</file>